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Příloha" style:family="paragraph">
      <style:text-properties fo:font-size="12pt" style:font-size-asian="12pt" style:font-size-complex="13pt"/>
    </style:style>
    <style:style style:name="P23" style:parent-style-name="Seznam" style:family="paragraph"/>
    <style:style style:name="P24" style:parent-style-name="Seznam" style:family="paragraph"/>
    <style:style style:name="P25" style:parent-style-name="Seznam" style:family="paragraph">
      <style:paragraph-properties fo:margin-left="0.3937in" fo:text-indent="-0.1437in">
        <style:tab-stops/>
      </style:paragraph-properties>
    </style:style>
    <style:style style:name="P26" style:parent-style-name="Seznam" style:family="paragraph">
      <style:paragraph-properties fo:margin-left="0.3937in" fo:text-indent="-0.1437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5/2019<text:bookmark-end text:name="Text14"/></text:p>
            <text:p text:style-name="Normální">KVOP-42198/2019<text:bookmark-end text:name="Text2"/></text:p>
            <text:p text:style-name="Normální"><text:bookmark-start text:name="Text6"/>13. 09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M<text:bookmark-end text:name="Text9"/>. T.</text:p>
            <text:p text:style-name="Normální"/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<text:s/>o poskytnutí informace<text:s/></text:h>
      <text:p text:style-name="Základnítext">Vážený pane T.,</text:p>
      <text:p text:style-name="Základnítext">dne 6. 9. 2019 bylo do Kanceláře veřejného ochránce práv doručeno Vaše podání, které jsem vyhodnotila jako žádost podle zákona č. 106/1999 Sb., o svobodném přístupu k informacím, ve znění pozdějších předpisů. Žádáte o zaslání sborníku stanovisek veřejného ochránce práv (z roku 2010 i 2019), úplného znění zákona o Vězeňské a justiční stráži České republiky a zákona o výkonu trestu.</text:p>
      <text:p text:style-name="Základnítext">Ve smyslu zákona o svobodném přístupu k informacím Vám<text:s/><text:span text:style-name="Silné">informaci poskytuji</text:span><text:s/>a v příloze zasílám:</text:p>
      <text:list text:style-name="LFO3_1" text:continue-numbering="true">
        <text:list-item>
          <text:p text:style-name="P18">sborník stanovisek veřejného ochránce práv – vězeňství I z roku 2010,</text:p>
        </text:list-item>
        <text:list-item>
          <text:p text:style-name="P19">sborník stanovisek veřejného ochránce práv – vězeňství II z roku 2019,</text:p>
        </text:list-item>
        <text:list-item>
          <text:p text:style-name="P20">text zákona č. 169/1999 Sb<text:span text:style-name="ZákladnítextChar">., o výkonu trestu odnětí svobody a o změně některých souvisejících zákonů,<text:s/></text:span><text:span text:style-name="ZákladnítextChar">ve znění pozdějších předpisů,</text:span></text:p>
        </text:list-item>
        <text:list-item>
          <text:p text:style-name="P21">text zákona č. 555/1992 Sb., o Vězeňské a justiční stráži České republiky, ve znění pozdějších předpisů.</text:p>
        </text:list-item>
      </text:list>
      <text:p text:style-name="Základnítext">S pozdravem</text:p>
      <text:p text:style-name="podpis">Mgr. Petra Zdražilová</text:p>
      <text:p text:style-name="podpis">ředitelka právní sekce</text:p>
      <text:p text:style-name="podpis"/>
      <text:p text:style-name="podpis"/>
      <text:p text:style-name="P22">Přílohy</text:p>
      <text:list text:style-name="LFO4" text:continue-numbering="true">
        <text:list-item>
          <text:p text:style-name="P23">sborník stanovisek veřejného ochránce práv – vězeňství<text:s/>I z roku 2010,</text:p>
        </text:list-item>
        <text:list-item>
          <text:p text:style-name="P24">sborník stanovisek veřejného ochránce práv – vězeňství II z roku 2019,</text:p>
        </text:list-item>
        <text:list-item>
          <text:p text:style-name="P25">text zákona č. 169/1999 Sb<text:span text:style-name="ZákladnítextChar">., o výkonu trestu odnětí svobody a o změně některých souvisejících zákonů, ve znění pozdějších předpisů,</text:span></text:p>
        </text:list-item>
        <text:list-item>
          <text:p text:style-name="P26">text zákona č. 555/1992 Sb., o Vězeňské a justiční stráži České republiky, ve znění pozdějších předpisů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SZCL*</text:span></text:p>
        <text:p text:style-name="P12"><text:span text:style-name="T13">KVOPX009SZCL</text:span>KVOPX009SZC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23T10:47:00Z</meta:creation-date>
    <dc:date>2019-09-23T10:48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214" meta:character-count="1480" meta:row-count="10" meta:non-whitespace-character-count="1268"/>
  </office:meta>
</office:document-meta>
</file>